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fo:color="#003366" style:text-underline-style="none" officeooo:rsid="00142481" officeooo:paragraph-rsid="00142481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fo:font-weight="normal" officeooo:paragraph-rsid="0012809b" style:font-weight-asian="normal" style:font-weight-complex="normal"/>
    </style:style>
    <style:style style:name="P4" style:family="paragraph" style:parent-style-name="Standard">
      <style:paragraph-properties fo:margin-top="0cm" fo:margin-bottom="0cm" loext:contextual-spacing="false"/>
      <style:text-properties fo:font-size="16pt" fo:font-weight="normal" officeooo:paragraph-rsid="0012809b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2809b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cm" loext:contextual-spacing="false"/>
      <style:text-properties officeooo:rsid="00142481" officeooo:paragraph-rsid="00142481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15302c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3366" officeooo:rsid="00168aaf" officeooo:paragraph-rsid="00168aaf"/>
    </style:style>
    <style:style style:name="P13" style:family="paragraph" style:parent-style-name="Heading_20_1">
      <style:text-properties fo:color="#003366"/>
    </style:style>
    <style:style style:name="P14" style:family="paragraph" style:parent-style-name="Heading_20_1" style:list-style-name="WWNum9">
      <style:text-properties fo:color="#003366" style:text-underline-style="solid" style:text-underline-width="auto" style:text-underline-color="font-color"/>
    </style:style>
    <style:style style:name="P15" style:family="paragraph" style:parent-style-name="Heading_20_1" style:list-style-name="WWNum8">
      <style:text-properties fo:color="#003366" style:text-underline-style="solid" style:text-underline-width="auto" style:text-underline-color="font-color"/>
    </style:style>
    <style:style style:name="P16" style:family="paragraph" style:parent-style-name="Heading_20_1" style:list-style-name="WWNum4">
      <style:text-properties fo:color="#003366" style:text-underline-style="solid" style:text-underline-width="auto" style:text-underline-color="font-color" officeooo:rsid="00142481"/>
    </style:style>
    <style:style style:name="P17" style:family="paragraph" style:parent-style-name="Standard" style:list-style-name="WWNum4">
      <style:text-properties fo:color="#003366" style:text-underline-style="solid" style:text-underline-width="auto" style:text-underline-color="font-color" officeooo:rsid="00142481"/>
    </style:style>
    <style:style style:name="P18" style:family="paragraph" style:parent-style-name="Standard" style:list-style-name="WWNum3">
      <style:paragraph-properties fo:margin-left="0cm" fo:margin-right="0cm" fo:margin-top="0cm" fo:margin-bottom="0cm" loext:contextual-spacing="true" fo:text-indent="0cm" style:auto-text-indent="false"/>
      <style:text-properties style:text-underline-style="none"/>
    </style:style>
    <style:style style:name="P19" style:family="paragraph" style:parent-style-name="Standard" style:list-style-name="WWNum5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text-underline-style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officeooo:rsid="00168aaf" officeooo:paragraph-rsid="00168aaf"/>
    </style:style>
    <style:style style:name="P21" style:family="paragraph" style:parent-style-name="Standard" style:list-style-name="L1">
      <style:paragraph-properties fo:margin-top="0cm" fo:margin-bottom="0cm" loext:contextual-spacing="true" fo:text-align="justify" style:justify-single-word="false"/>
      <style:text-properties officeooo:rsid="001392e9" officeooo:paragraph-rsid="001392e9"/>
    </style:style>
    <style:style style:name="P22" style:family="paragraph" style:parent-style-name="Standard" style:list-style-name="L1">
      <style:paragraph-properties fo:margin-top="0cm" fo:margin-bottom="0cm" loext:contextual-spacing="true" fo:text-align="justify" style:justify-single-word="false"/>
    </style:style>
    <style:style style:name="P23" style:family="paragraph" style:parent-style-name="Standard" style:list-style-name="L1">
      <style:paragraph-properties fo:margin-top="0cm" fo:margin-bottom="0cm" loext:contextual-spacing="true" fo:text-align="justify" style:justify-single-word="false"/>
      <style:text-properties officeooo:paragraph-rsid="0015302c"/>
    </style:style>
    <style:style style:name="P24" style:family="paragraph" style:parent-style-name="Standard" style:list-style-name="L2">
      <style:paragraph-properties fo:margin-top="0cm" fo:margin-bottom="0cm" loext:contextual-spacing="true" fo:text-align="justify" style:justify-single-word="false"/>
    </style:style>
    <style:style style:name="P25" style:family="paragraph" style:parent-style-name="Standard" style:list-style-name="L1">
      <style:paragraph-properties fo:margin-top="0cm" fo:margin-bottom="0cm" loext:contextual-spacing="true" fo:text-align="justify" style:justify-single-word="false"/>
      <style:text-properties style:text-underline-style="none" officeooo:rsid="001392e9" officeooo:paragraph-rsid="0015302c"/>
    </style:style>
    <style:style style:name="P26" style:family="paragraph" style:parent-style-name="Title" style:master-page-name="Standard">
      <style:paragraph-properties fo:text-align="center" style:justify-single-word="false" style:page-number="1"/>
      <style:text-properties fo:color="#c5000b" fo:font-size="24pt" style:text-underline-style="solid" style:text-underline-width="auto" style:text-underline-color="font-color" officeooo:rsid="0012809b" style:font-size-asian="24pt" style:font-size-complex="24pt"/>
    </style:style>
    <style:style style:name="T1" style:family="text">
      <style:text-properties officeooo:rsid="0012809b"/>
    </style:style>
    <style:style style:name="T2" style:family="text">
      <style:text-properties officeooo:rsid="001392e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2809b"/>
    </style:style>
    <style:style style:name="T5" style:family="text">
      <style:text-properties officeooo:rsid="00142481"/>
    </style:style>
    <style:style style:name="T6" style:family="text">
      <style:text-properties officeooo:rsid="0015302c"/>
    </style:style>
    <style:style style:name="T7" style:family="text">
      <style:text-properties fo:color="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ahier des charges</text:p>
      <text:p text:style-name="P3"/>
      <text:p text:style-name="P4"><text:span text:style-name="T4">Projet :</text:span><text:span text:style-name="T1"> Interface de contrôle domotique sur un fauteuil roulant</text:span></text:p>
      <text:p text:style-name="P2"/>
      <text:p text:style-name="P2"/>
      <text:p text:style-name="P9">Le projet <text:span text:style-name="T1">d'étude pratique</text:span> s’inscrit dans le cadre d’un transfert de technologies de l’INSA Rennes vers la société Ergovie.</text:p>
      <text:p text:style-name="P9">Ergovie est une société bretonne qui a débuté par la réparation de fauteuils roulants. Aujourd’hui, elle se diversifie et a notamment ouvert une branche R&amp;D en domotique. L’un de leurs plus gros projets consiste à transformer le fauteuil roulant en un objet connecté pour faciliter la vie de son utilisateur, tout en s’adaptant à sa pathologie.</text:p>
      <text:p text:style-name="P5"><text:tab/>Notre projet consiste à <text:span text:style-name="T1">réaliser une application permettant de contrôler par domotique l'environnement d'une personne en fauteuil roulant (exemples : allumer la lumière, ouvrir une porte, fermer les stores…). Nous réaliserons cette application sur une tablette Windows 8, en prenant en compte le fait qu'elle doit être portable au maximum. </text:span></text:p>
      <text:p text:style-name="P6"><text:tab/><text:span text:style-name="T1">Pour la plupart des commandes nous utiliserons</text:span> un objet d’interfaçage infra-rouge : la Kira 128, <text:span text:style-name="T1">et pour certaines nous passerons par l'intermédiaire d'une fibaro (exemple : savoir si la lumière est allumée ou pas)</text:span>. </text:p>
      <text:p text:style-name="P6"><text:tab/></text:p>
      <text:list xml:id="list5739692830832275619" text:style-name="WWNum9">
        <text:list-item>
          <text:p text:style-name="P14">Interface graphique <text:span text:style-name="T1">(IHM)</text:span></text:p>
        </text:list-item>
      </text:list>
      <text:p text:style-name="P2"/>
      <text:p text:style-name="P9">L’interface graphique à créer servira de télécommande à l’utilisateur qui pourra ainsi contrôler les équipements de sa maison, commandés en infra-rouge : ouverture de porte, choix des chaînes TV, fermeture des stores, éclairage, …</text:p>
      <text:p text:style-name="P11"><text:tab/>Lors de la réalisation, le code devra permettre de désolidariser l’interface graphique des fonctionnalités domotiques, notamment pour permettre de porter plus facilement l’application sous d’autres plate-formes.</text:p>
      <text:list xml:id="list3097588162612149130" text:style-name="WWNum3">
        <text:list-header>
          <text:p text:style-name="P18"/>
        </text:list-header>
      </text:list>
      <text:p text:style-name="P10">L’interface graphique devra être simple d’utilisation. Son ergonomie doit être adaptée aux problématiques du handicap lourd :</text:p>
      <text:list xml:id="list938572997292704950" text:style-name="L1">
        <text:list-item>
          <text:p text:style-name="P21">Un minimum de boutons permettant de choisir une pièce de la maison, et l'équipement avec lequel on veut interagir</text:p>
        </text:list-item>
        <text:list-item>
          <text:p text:style-name="P21">Des couleurs contrastées avec des illustrations simples permettant de bien distinguer les différentes icônes</text:p>
        </text:list-item>
        <text:list-item>
          <text:p text:style-name="P23"><text:s/><text:span text:style-name="T2">Changement de couleur de l'icône pour indiquer que le clic a été pris en compte</text:span></text:p>
        </text:list-item>
        <text:list-item>
          <text:p text:style-name="P23"><text:span text:style-name="T2">U</text:span>n bouton spécialement conçu pour changer de page (pas de “défilement par gliss<text:span text:style-name="T2">é</text:span>” qui pourrait perturber l’utilisateur)</text:p>
        </text:list-item>
        <text:list-item>
          <text:p text:style-name="P23"><text:span text:style-name="T2">U</text:span>ne fonctionnalité permettant de sélectionner une icône soit par un clic tactile soit par défilement vertical/horizontal</text:p>
        </text:list-item>
      </text:list>
      <text:p text:style-name="P11"/>
      <text:p text:style-name="P11"><text:soft-page-break/><text:span text:style-name="T6"><text:tab/>L'application aura deux modes. </text:span>Un premier mode “Utilisateur” sera dédié à une utilisation courante par la personne en fauteuil. Par défaut, l’application ne contiendra aucune icône. Un second mode “<text:span text:style-name="T2">Administrateur</text:span>” sera utilisé par une personne habilitée pour configurer les différentes fonctionnalités exploitables par l’utilisateur.</text:p>
      <text:list xml:id="list6790295005771227026" text:style-name="WWNum5">
        <text:list-header>
          <text:p text:style-name="P19"/>
        </text:list-header>
      </text:list>
      <text:p text:style-name="P5">L<text:span text:style-name="T2">'administrateur</text:span> doit pouvoir configurer plusieurs aspects de l’application :</text:p>
      <text:list xml:id="list144151041166155" text:continue-list="list938572997292704950" text:style-name="L1">
        <text:list-item>
          <text:p text:style-name="P23"><text:span text:style-name="T2">A</text:span>jouter des icônes et leur associer une action de manière simple. Un appui prolongé sur l’icône permet de passer en mode “apprentissage” et d’enregistrer le code IR de l’action</text:p>
        </text:list-item>
        <text:list-item>
          <text:p text:style-name="P23"><text:span text:style-name="T2">O</text:span>rganiser les icônes selon les pièces de la maison ou selon différentes thématiques</text:p>
        </text:list-item>
        <text:list-item>
          <text:p text:style-name="P23"><text:span text:style-name="T2">C</text:span>hoisir le nombre d’icônes par page</text:p>
        </text:list-item>
        <text:list-item>
          <text:p text:style-name="P23"><text:span text:style-name="T2">C</text:span>hoisir le mode de sélection des icônes et gérer la vitesse de défilement pour le second mode</text:p>
        </text:list-item>
        <text:list-item>
          <text:p text:style-name="P23"><text:span text:style-name="T2">C</text:span>hoisir leur couleur</text:p>
        </text:list-item>
        <text:list-item>
          <text:p text:style-name="P25">Possibilité de faire un scan réseau</text:p>
        </text:list-item>
      </text:list>
      <text:list xml:id="list6555558880744972176" text:style-name="WWNum8">
        <text:list-item>
          <text:p text:style-name="P15">Communication tablette/<text:span text:style-name="T2">f</text:span>auteui<text:span text:style-name="T5">l</text:span></text:p>
        </text:list-item>
      </text:list>
      <text:p text:style-name="P2"/>
      <text:p text:style-name="P9">L’objectif de cette fonctionnalité est de centraliser les données envoyées par les capteurs installés sur le fauteuil. On pourra ainsi réaliser un tableau de bord permettant de visualiser l’état de <text:span text:style-name="T2">certains</text:span> <text:span text:style-name="T2">capteurs</text:span> installés sur le fauteuil <text:span text:style-name="T2">(exemple : vitesse). En cas de panne du fauteuil, la tablette pourra également envoyer un pop up à ErgoVie.</text:span></text:p>
      <text:list xml:id="list4579611074321434811" text:style-name="WWNum4">
        <text:list-item>
          <text:p text:style-name="P16">Communication tablette/fibaro</text:p>
          <text:p text:style-name="P17"/>
        </text:list-item>
      </text:list>
      <text:p text:style-name="P12"><text:tab/><text:span text:style-name="T7">L'IHM doit pouvoir communiquer avec la fibaro pour effectuer des actions sur la domotique de la maison compatible avec le réseau Z-wave (ouvrir telle ou telle porte, fermer les volets…) ainsi que recevoir les informations nécessaires sur l'état des composants du réseau.</text:span></text:p>
      <text:p text:style-name="P1"/>
      <text:p text:style-name="P13"><text:tab/>4.<text:tab/><text:span text:style-name="T3">Communication tablette/Kira</text:span></text:p>
      <text:p text:style-name="P12"><text:tab/></text:p>
      <text:p text:style-name="P20"><text:tab/>L'IHM doit pouvoir communiquer avec la kira pour effectuer des actions sur les différents composants infrarouges présents dans la maison (télévision, chaine hifi…).</text:p>
      <text:p text:style-name="P13"><text:tab/>5.<text:tab/><text:span text:style-name="T3">Exemples de scénarios</text:span></text:p>
      <text:p text:style-name="P8"/>
      <text:p text:style-name="P5"><text:tab/>A partir des différentes fonctionnalités, nous avons imaginé deux scénari<text:span text:style-name="T2">os</text:span> mettant en <text:span text:style-name="T2">œuvre</text:span> notre solution applicative.</text:p>
      <text:p text:style-name="P5"/>
      <text:p text:style-name="P7">Premier scénario</text:p>
      <text:list xml:id="list3014954709402911253" text:style-name="L2">
        <text:list-item>
          <text:p text:style-name="P24">L’utilisateur arrive devant une porte fermée, pouvant être commandée à distance</text:p>
        </text:list-item>
        <text:list-item>
          <text:p text:style-name="P24">A l’aide de sa tablette, il sélectionne la pièce et le bouton d’ouverture de porte</text:p>
        </text:list-item>
        <text:list-item>
          <text:p text:style-name="P24"><text:soft-page-break/>La tablette envoie sa requête au <text:span text:style-name="T2">boîtier</text:span> Kira en précisant le code infrarouge associé à cette action</text:p>
        </text:list-item>
        <text:list-item>
          <text:p text:style-name="P24">Le <text:span text:style-name="T2">boîtier</text:span> sélectionne le code infrarouge dans sa base de données et l’émet</text:p>
        </text:list-item>
        <text:list-item>
          <text:p text:style-name="P24">La porte reçoit l’instruction infra-rouge et s’ouvre</text:p>
        </text:list-item>
        <text:list-item>
          <text:p text:style-name="P24">L’utilisateur peut passer la porte !</text:p>
        </text:list-item>
      </text:list>
      <text:p text:style-name="P5"/>
      <text:p text:style-name="P5"/>
      <text:p text:style-name="P7">Deuxième scénari<text:span text:style-name="T2">o</text:span></text:p>
      <text:list xml:id="list144151057176310" text:continue-list="list144151041166155" text:style-name="L1">
        <text:list-item>
          <text:p text:style-name="P22">Le fauteuil de l’utilisateur tombe en panne</text:p>
        </text:list-item>
        <text:list-item>
          <text:p text:style-name="P22">Les capteurs présents sur le fauteuil détectent la source du problème</text:p>
        </text:list-item>
        <text:list-item>
          <text:p text:style-name="P22">Le tableau de bord sur la tablette indique à l’utilisateur que son fauteuil est en panne et lui propose d’envoyer une alerte à Ergovie</text:p>
        </text:list-item>
        <text:list-item>
          <text:p text:style-name="P22">L’utilisateur confirme l’envoi qui est aussitôt effectu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5">
      <text:list-level-style-number text:level="1" text:style-name="ListLabel_20_1" style:num-suffix="." style:num-format="a" text:start-value="3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a" text:start-value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1.905cm" fo:margin-left="3.17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635cm" fo:text-indent="3.175cm" fo:margin-left="4.44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4.445cm" fo:margin-left="5.71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5.715cm" fo:margin-left="6.98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635cm" fo:text-indent="6.985cm" fo:margin-left="8.25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8.255cm" fo:margin-left="9.52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9.525cm" fo:margin-left="10.79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635cm" fo:text-indent="10.795cm" fo:margin-left="12.06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12.06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8">
      <text:list-level-style-number text:level="1" text:style-name="ListLabel_20_1" style:num-suffix="." style:num-format="1" text:start-value="2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7T14:41:50.880000000</dc:date>
    <meta:generator>LibreOffice/4.3.5.2$Windows_x86 LibreOffice_project/3a87456aaa6a95c63eea1c1b3201acedf0751bd5</meta:generator>
    <meta:editing-duration>PT24M23S</meta:editing-duration>
    <meta:editing-cycles>5</meta:editing-cycles>
    <meta:document-statistic meta:table-count="0" meta:image-count="0" meta:object-count="0" meta:page-count="3" meta:paragraph-count="45" meta:word-count="753" meta:character-count="4902" meta:non-whitespace-character-count="4202"/>
  </office:meta>
</office:document-meta>
</file>